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style:font-name="Verdana" style:text-underline-style="solid" style:text-underline-width="auto" style:text-underline-color="font-color" fo:font-weight="bold" style:font-weight-asian="bold"/>
    </style:style>
    <style:style style:name="P3" style:family="paragraph" style:parent-style-name="List_20_Paragraph" style:list-style-name="WWNum2"/>
    <style:style style:name="P4" style:family="paragraph" style:parent-style-name="Standard">
      <style:text-properties style:font-name="Verdana" style:text-underline-style="solid" style:text-underline-width="auto" style:text-underline-color="font-color" fo:font-weight="bold" style:font-weight-asian="bold"/>
    </style:style>
    <style:style style:name="T1" style:family="text">
      <style:text-properties style:font-name="Verdana"/>
    </style:style>
    <style:style style:name="T2" style:family="text">
      <style:text-properties style:font-name="Verdana"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Verdana" style:text-underline-style="solid" style:text-underline-width="auto" style:text-underline-color="font-color" fo:font-weight="bold" officeooo:rsid="0009618a" style:font-weight-asian="bold"/>
    </style:style>
    <style:style style:name="T4" style:family="text">
      <style:text-properties fo:color="#222222" loext:opacity="100%" style:font-name="Arial" fo:background-color="#ffffff" loext:char-shading-value="0" style:font-name-asian="Times New Roman1" style:font-name-complex="Arial1"/>
    </style:style>
    <style:style style:name="T5" style:family="text">
      <style:text-properties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MOKBEATS observações_etapa 01<text:line-break/><text:line-break/></text:span><text:span text:style-name="T4">O código da nossa cor  é: 4B3A8F</text:span></text:p>
      <text:p text:style-name="Standard"><text:span text:style-name="T2"><text:line-break/></text:span></text:p>
      <text:p text:style-name="Standard"><text:span text:style-name="T2">HOME</text:span></text:p>
      <text:p text:style-name="P4"/>
      <text:list xml:id="list1759733979" text:style-name="WWNum1">
        <text:list-item>
          <text:p text:style-name="P1"><text:span text:style-name="T1">Menu topo, trocar cor de “mouse em cima” de verde para azul da Mokbeats</text:span><text:span text:style-name="T2"> - </text:span><text:span text:style-name="T3">ok</text:span></text:p>
        </text:list-item>
        <text:list-item>
          <text:p text:style-name="P1"><text:span text:style-name="T1">Menu topo trocar cor amarelo para branco ou algum azul claro mais próximo do nosso, testar qual ficará melhor com a animação de um para o outro.</text:span><text:span text:style-name="T2"> - </text:span><text:span text:style-name="T3">ok</text:span></text:p>
        </text:list-item>
        <text:list-item>
          <text:p text:style-name="P1"><text:span text:style-name="T1">Botão pesquisar <text:s/>trocar, fique a vontade, com nosso azul, com degrade.</text:span><text:span text:style-name="T2"> - </text:span><text:span text:style-name="T3">ok </text:span></text:p>
        </text:list-item>
        <text:list-item>
          <text:p text:style-name="P1"><text:span text:style-name="T1">Aba gêneros no seach trocar para optar por musicas ou efeitos apenas.</text:span><text:span text:style-name="T2"> - </text:span><text:span text:style-name="T3">ok </text:span></text:p>
        </text:list-item>
        <text:list-item>
          <text:p text:style-name="P1"><text:span text:style-name="T1">Trocar botões, para não ficar “igual premium beat”. <text:s/>Botôes de compartilhar, add etc.</text:span><text:span text:style-name="T2"> - </text:span><text:span text:style-name="T3">ok</text:span></text:p>
        </text:list-item>
        <text:list-item>
          <text:p text:style-name="P1"><text:span text:style-name="T1">Trocar tudo que é amarelo por azul da Mokbeats.</text:span><text:span text:style-name="T2"> - </text:span><text:span text:style-name="T3">ok</text:span></text:p>
        </text:list-item>
        <text:list-item>
          <text:p text:style-name="P2"><text:bookmark text:name="_GoBack"/></text:p>
        </text:list-item>
      </text:list>
      <text:p text:style-name="P4"/>
      <text:p text:style-name="P4"/>
      <text:p text:style-name="P4"/>
      <text:p text:style-name="P4"/>
      <text:p text:style-name="P4"/>
      <text:p text:style-name="Standard"><text:span text:style-name="T2">Designer: </text:span></text:p>
      <text:p text:style-name="P4"/>
      <text:list xml:id="list2310678703" text:style-name="WWNum2">
        <text:list-item>
          <text:p text:style-name="P3"><text:span text:style-name="T1">Logo sem fundo 80pixels altura.</text:span></text:p>
        </text:list-item>
        <text:list-item>
          <text:p text:style-name="P3"><text:span text:style-name="T1">Imagem subscribe – 2560x1440</text:span></text:p>
        </text:list-item>
        <text:list-item>
          <text:p text:style-name="P3"><text:span text:style-name="T1">Imagem topo dimensão ?????</text:span></text:p>
        </text:list-item>
        <text:list-item>
          <text:p text:style-name="P3"><text:span text:style-name="T1">Imagens licenças</text:span></text:p>
        </text:list-item>
        <text:list-item>
          <text:p text:style-name="P3"><text:span text:style-name="T1">Ícones licença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3</meta:editing-cycles>
    <meta:creation-date>2023-05-15T21:25:00</meta:creation-date>
    <dc:date>2023-06-13T02:47:48.750896053</dc:date>
    <meta:editing-duration>PT1H37M43S</meta:editing-duration>
    <meta:generator>LibreOffice/7.3.7.2$Linux_X86_64 LibreOffice_project/30$Build-2</meta:generator>
    <meta:document-statistic meta:table-count="0" meta:image-count="0" meta:object-count="0" meta:page-count="1" meta:paragraph-count="16" meta:word-count="138" meta:character-count="724" meta:non-whitespace-character-count="603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